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1.4271in" style:rel-column-width="20451*"/>
    </style:style>
    <style:style style:name="Tabla1.B" style:family="table-column">
      <style:table-column-properties style:column-width="1.8229in" style:rel-column-width="26124*"/>
    </style:style>
    <style:style style:name="Tabla1.C" style:family="table-column">
      <style:table-column-properties style:column-width="1.3229in" style:rel-column-width="18960*"/>
    </style:style>
    <style:style style:name="Tabla1.1" style:family="table-row">
      <style:table-row-properties style:min-row-height="1.1667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antarell"/>
    </style:style>
    <style:style style:name="P3" style:family="paragraph" style:parent-style-name="Fram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  <style:text-properties fo:color="#dc2300" style:font-name="Cantarell" fo:font-size="13pt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2b9d98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Cantarell" fo:font-size="10pt" fo:font-weight="bold" officeooo:paragraph-rsid="0025ca50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25ca50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2ae9ba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Cantarell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ae9ba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"><draw:frame draw:style-name="fr1" draw:name="image: (str(patient.photo), 'image/png','3cm','3cm')" text:anchor-type="paragraph" svg:x="0.0752in" svg:y="0.0764in" svg:width="0.6791in" svg:height="0.178in" draw:z-index="0"><draw:text-box><text:p text:style-name="Frame_20_contents"/></draw:text-box></draw:frame></text:p>
            <text:p text:style-name="P8"/>
          </table:table-cell>
          <table:table-cell table:style-name="Tabla1.B1" office:value-type="string">
            <text:p text:style-name="P5"/>
            <text:p text:style-name="P10"><text:span text:style-name="T1">Name</text:span> : <text:placeholder text:placeholder-type="text">&lt;patient.rec_name&gt;</text:placeholder> </text:p>
            <text:p text:style-name="P10"/>
            <text:p text:style-name="P10"><text:span text:style-name="T1">DoB</text:span> : <text:placeholder text:placeholder-type="text">&lt;format_date(patient.dob, user.language)&gt;</text:placeholder></text:p>
            <text:p text:style-name="P10"/>
            <text:p text:style-name="P10"><text:span text:style-name="T4">Blood Type</text:span><text:span text:style-name="T3"> :</text:span> <text:placeholder text:placeholder-type="text">&lt;patient.blood_type&gt;</text:placeholder> <text:placeholder text:placeholder-type="text">&lt;patient.rh&gt;</text:placeholder></text:p>
            <text:p text:style-name="P11"><text:s/></text:p>
          </table:table-cell>
          <table:table-cell table:style-name="Tabla1.C1" office:value-type="string">
            <text:p text:style-name="P4"><draw:frame draw:style-name="fr2" draw:name="image: (str(patient.qr), 'image/png','3cm','3cm')" text:anchor-type="paragraph" svg:x="0.0992in" svg:y="0.1445in" svg:width="0.7874in" draw:z-index="1"><draw:text-box fo:min-height="0.1965in"><text:p text:style-name="P3"/></draw:text-box></draw:frame></text:p>
            <text:p text:style-name="P4"/>
          </table:table-cell>
        </table:table-row>
        <table:table-row>
          <table:table-cell table:style-name="Tabla1.A2" office:value-type="string">
            <text:p text:style-name="P9"><text:span text:style-name="T2">ID </text:span><text:placeholder text:placeholder-type="text">&lt;patient.puid&gt;</text:placeholder></text:p>
          </table:table-cell>
          <table:table-cell table:style-name="Tabla1.B2" table:number-columns-spanned="2" office:value-type="string">
            <text:p text:style-name="P6"><text:placeholder text:placeholder-type="text">&lt;patient.gender&gt;</text:placeholder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Linux_X86_64 LibreOffice_project/10m0$Build-3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8" meta:word-count="20" meta:character-count="190" meta:non-whitespace-character-count="175"/>
    <meta:user-defined meta:name="Info 1"/>
    <meta:user-defined meta:name="Info 2"/>
    <meta:user-defined meta:name="Info 3"/>
    <meta:user-defined meta:name="Info 4"/>
  </office:meta>
</office:document-meta>
</file>